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2" style:list-style-name="">
      <style:paragraph-properties fo:margin-left="0in" fo:margin-right="0in" fo:text-indent="0in" style:auto-text-indent="false"/>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8pt" fo:language="en" fo:country="US" fo:font-weight="normal" style:font-size-asian="18pt" style:language-asian="en" style:country-asian="US" style:font-weight-asian="normal"/>
    </style:style>
    <style:style style:name="T3" style:family="text">
      <style:text-properties style:font-name="Times New Roman" fo:font-size="18pt" fo:language="en" fo:country="US" style:font-size-asian="18pt" style:language-asian="en" style:country-asian="US"/>
    </style:style>
    <style:style style:name="T4" style:family="text">
      <style:text-properties fo:font-weight="normal" style:font-weight-asian="normal"/>
    </style:style>
    <style:style style:name="T5" style:family="text">
      <style:text-properties fo:color="#000000" style:font-name="Times New Roman" fo:font-size="12pt" fo:language="en" fo:country="US" style:font-size-asian="12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color="#000000" style:font-name="Times New Roman" fo:font-size="18pt" fo:language="en" fo:country="US" style:font-size-asian="18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material is Open Game Content, and is licensed for public use under the terms of the Open Game License v1.0a.</text:span></text:p>
      <text:h text:style-name="P2" text:outline-level="1"><text:span text:style-name="T2">RACES</text:span></text:h>
      <text:p text:style-name="P6"/>
      <text:p text:style-name="P5"><text:span text:style-name="T5">FAVORED CLASS</text:span></text:p>
      <text:p text:style-name="P1"><text:span text:style-name="T1">A character’s favored class doesn’t count against him or her when determining experience point penalties for multiclassing. </text:span></text:p>
      <text:p text:style-name="P6"/>
      <text:p text:style-name="P5"><text:span text:style-name="T5">RACE AND LANGUAGES</text:span></text:p>
      <text:p text:style-name="P5"><text:span text:style-name="T6">All characters know how to speak Common. A dwarf, elf, gnome, half-elf, half-orc, or halfling also speaks a racial language, as appropriate. A character who has an Intelligence bonus at 1st level speaks other languages as well, one extra language per point of Intelligence bonus as a starting character. </text:span></text:p>
      <text:p text:style-name="P5"><text:span text:style-name="T6">Literacy: Any character except a barbarian can read and write all the languages he or she speaks.</text:span></text:p>
      <text:p text:style-name="P5"><text:span text:style-name="T6">Class-Related Languages: Clerics, druids, and wizards can choose certain languages as bonus languages even if they’re not on the lists found in the race descriptions. These class-related languages are as follows:</text:span></text:p>
      <text:p text:style-name="P5"><text:span text:style-name="T7">Cleric: </text:span><text:span text:style-name="T6">Abyssal, Celestial, Infernal.</text:span></text:p>
      <text:p text:style-name="P5"><text:span text:style-name="T7">Druid: </text:span><text:span text:style-name="T6">Sylvan.</text:span></text:p>
      <text:p text:style-name="P5"><text:span text:style-name="T7">Wizard: </text:span><text:span text:style-name="T6">Draconic.</text:span></text:p>
      <text:p text:style-name="P6"/>
      <text:p text:style-name="P5"><text:span text:style-name="T5">SMALL CHARACTERS</text:span></text:p>
      <text:p text:style-name="P5"><text:span text:style-name="T6">A Small character gets a +1 size bonus to Armor Class, a +1 size bonus on attack rolls, and a +4 size bonus on Hide checks. A Small character’s carrying capacity is three-quarters of that of a Medium character.</text:span></text:p>
      <text:p text:style-name="P5"><text:span text:style-name="T6">A Small character generally moves about two-thirds as fast as a Medium character.</text:span></text:p>
      <text:p text:style-name="P5"><text:span text:style-name="T6">A Small character must use smaller weapons than a Medium character.</text:span></text:p>
      <text:p text:style-name="P7"/>
      <text:p text:style-name="P5"><text:span text:style-name="T8">HUMANS</text:span></text:p>
      <text:p text:style-name="P5"><text:soft-page-break/><text:span text:style-name="T6">• Medium: As Medium creatures, humans have no special bonuses or penalties due to their size. </text:span></text:p>
      <text:p text:style-name="P5"><text:span text:style-name="T6">• Human base land speed is 30 feet. </text:span></text:p>
      <text:p text:style-name="P5"><text:span text:style-name="T6">• 1 extra feat at 1st level.</text:span></text:p>
      <text:p text:style-name="P5"><text:span text:style-name="T6">• 4 extra skill points at 1st level and 1 extra skill point at each additional level.</text:span></text:p>
      <text:p text:style-name="P5"><text:span text:style-name="T6"><text:s/>• Automatic Language: Common. Bonus Languages: Any (other than secret languages, such as Druidic). See the Speak Language skill. </text:span></text:p>
      <text:p text:style-name="P5"><text:span text:style-name="T6">• Favored Class: Any. When determining whether a multiclass human takes an experience point penalty, his or her highest-level class does not count.</text:span></text:p>
      <text:p text:style-name="P7"/>
      <text:p text:style-name="P5"><text:span text:style-name="T8">DWARVES</text:span></text:p>
      <text:p text:style-name="P5"><text:span text:style-name="T6">• +2 Constitution, –2 Charisma.</text:span></text:p>
      <text:p text:style-name="P5"><text:span text:style-name="T6">• Medium: As Medium creatures, dwarves have no special bonuses or penalties due to their size.</text:span></text:p>
      <text:p text:style-name="P5"><text:span text:style-name="T6">• Dwarf base land speed is 20 feet. However, dwarves can move at this speed even when wearing medium or heavy armor or when carrying a medium or heavy load (unlike other creatures, whose speed is reduced in such situations).</text:span></text:p>
      <text:p text:style-name="P5"><text:span text:style-name="T6">• Darkvision: Dwarves can see in the dark up to 60 feet. Darkvision is black and white only, but it is otherwise like normal sight, and dwarves can function just fine with no light at all.</text:span></text:p>
      <text:p text:style-name="P5"><text:span text:style-name="T6">• Stonecunning: This ability grants a dwarf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 A dwarf who merely comes within 10 feet of unusual stonework can make a Search check as if he were actively searching, and a dwarf can use the Search skill to find stonework traps as a rogue can. A dwarf can also intuit depth, sensing his approximate depth underground as naturally as a human can sense which way is up. </text:span></text:p>
      <text:p text:style-name="P5"><text:span text:style-name="T6">• Weapon Familiarity: Dwarves may treat dwarven waraxes and dwarven urgroshes as martial weapons, rather than exotic weapons.</text:span></text:p>
      <text:p text:style-name="P5"><text:span text:style-name="T6">• Stability: A dwarf gains a +4 bonus on ability checks made to resist being bull rushed or tripped when standing on the ground (but not when climbing, flying, riding, or otherwise not standing firmly on the ground).</text:span></text:p>
      <text:p text:style-name="P5"><text:span text:style-name="T6">• +2 racial bonus on saving throws against poison.</text:span></text:p>
      <text:p text:style-name="P5"><text:span text:style-name="T6">• +2 racial bonus on saving throws against spells and spell-like effects.</text:span></text:p>
      <text:p text:style-name="P5"><text:span text:style-name="T6">• +1 racial bonus on attack rolls against orcs and goblinoids.</text:span></text:p>
      <text:p text:style-name="P5"><text:span text:style-name="T6">• +4 dodge bonus to Armor Class against monsters of the giant type. Any time a creature loses its Dexterity bonus (if any) to Armor Class, such as when it’s caught flat-footed, it loses its dodge bonus, too. </text:span></text:p>
      <text:p text:style-name="P5"><text:span text:style-name="T6">• +2 racial bonus on Appraise checks that are related to stone or metal items.</text:span></text:p>
      <text:p text:style-name="P5"><text:span text:style-name="T6">• +2 racial bonus on Craft checks that are related to stone or metal.</text:span></text:p>
      <text:p text:style-name="P5"><text:soft-page-break/><text:span text:style-name="T6">• Automatic Languages: Common and Dwarven. Bonus Languages: Giant, Gnome, Goblin, Orc, Terran, and Undercommon.</text:span></text:p>
      <text:p text:style-name="P5"><text:span text:style-name="T6">• Favored Class: Fighter. A multiclass dwarf ’s fighter class does not count when determining whether he takes an experience point penalty for multiclassing</text:span></text:p>
      <text:p text:style-name="P7"/>
      <text:p text:style-name="P5"><text:span text:style-name="T8">ELVES</text:span></text:p>
      <text:p text:style-name="P5"><text:span text:style-name="T6">• +2 Dexterity, –2 Constitution.</text:span></text:p>
      <text:p text:style-name="P5"><text:span text:style-name="T6">• Medium: As Medium creatures, elves have no special bonuses or penalties due to their size.</text:span></text:p>
      <text:p text:style-name="P5"><text:span text:style-name="T6">• Elf base land speed is 30 feet.</text:span></text:p>
      <text:p text:style-name="P5"><text:span text:style-name="T6">• Immunity to magic sleep effects, and a +2 racial saving throw bonus against enchantment spells or effects.</text:span></text:p>
      <text:p text:style-name="P5"><text:span text:style-name="T6">• Low-Light Vision: An elf can see twice as far as a human in starlight, moonlight, torchlight, and similar conditions of poor illumination. She retains the ability to distinguish color and detail under these conditions.</text:span></text:p>
      <text:p text:style-name="P5"><text:span text:style-name="T6">• Weapon Proficiency: Elves receive the Martial Weapon Proficiency feats for the longsword, rapier, longbow (including composite longbow), and shortbow (including composite shortbow) as bonus feats.</text:span></text:p>
      <text:p text:style-name="P5"><text:span text:style-name="T6">• +2 racial bonus on Listen, Search, and Spot checks. An elf who merely passes within 5 feet of a secret or concealed door is entitled to a Search check to notice it as if she were actively looking for it.</text:span></text:p>
      <text:p text:style-name="P5"><text:span text:style-name="T6">• Automatic Languages: Common and Elven. Bonus Languages: Draconic, Gnoll, Gnome, Goblin, Orc, and Sylvan.</text:span></text:p>
      <text:p text:style-name="P5"><text:span text:style-name="T6">• Favored Class: Wizard. A multiclass elf ’s wizard class does not count when determining whether she takes an experience point penalty for multiclassing.</text:span></text:p>
      <text:p text:style-name="P7"/>
      <text:p text:style-name="P5"><text:span text:style-name="T8">GNOMES</text:span></text:p>
      <text:p text:style-name="P5"><text:span text:style-name="T6">• +2 Constitution, –2 Strength.</text:span></text:p>
      <text:p text:style-name="P5"><text:span text:style-name="T6">• Small: As a Small creature, a gnome gains a +1 size bonus to Armor Class, a +1 size bonus on attack rolls, and a +4 size bonus on Hide checks, but he uses smaller weapons than humans use, and his lifting and carrying limits are three-quarters of those of a Medium character.</text:span></text:p>
      <text:p text:style-name="P5"><text:span text:style-name="T6">• Gnome base land speed is 20 feet.</text:span></text:p>
      <text:p text:style-name="P5"><text:span text:style-name="T6">• Low-Light Vision: A gnome can see twice as far as a human in starlight, moonlight, torchlight, and similar conditions of poor illumination. He retains the ability to distinguish color and detail under these conditions.</text:span></text:p>
      <text:p text:style-name="P5"><text:span text:style-name="T6">• Weapon Familiarity: Gnomes may treat gnome hooked hammers as martial weapons rather than exotic weapons.</text:span></text:p>
      <text:p text:style-name="P5"><text:span text:style-name="T6">• +2 racial bonus on saving throws against illusions.</text:span></text:p>
      <text:p text:style-name="P5"><text:soft-page-break/><text:span text:style-name="T6">• Add +1 to the Difficulty Class for all saving throws against illusion spells cast by gnomes. This adjustment stacks with those from similar effects.</text:span></text:p>
      <text:p text:style-name="P5"><text:span text:style-name="T6">• +1 racial bonus on attack rolls against kobolds and goblinoids.</text:span></text:p>
      <text:p text:style-name="P5"><text:span text:style-name="T6">• +4 dodge bonus to Armor Class against monsters of the giant type. Any time a creature loses its Dexterity bonus (if any) to Armor Class, such as when it’s caught flat-footed, it loses its dodge bonus, too.</text:span></text:p>
      <text:p text:style-name="P5"><text:span text:style-name="T6">• +2 racial bonus on Listen checks.</text:span></text:p>
      <text:p text:style-name="P5"><text:span text:style-name="T6">• +2 racial bonus on Craft (alchemy) checks.</text:span></text:p>
      <text:p text:style-name="P5"><text:span text:style-name="T6">• Automatic Languages: Common and Gnome. Bonus Languages: Draconic, Dwarven, Elven, Giant, Goblin, and Orc. In addition, a gnome can speak with a burrowing mammal (a badger, fox, rabbit, or the like, see below). This ability is innate to gnomes. See the </text:span><text:span text:style-name="T7">speak with animals </text:span><text:span text:style-name="T6">spell description.</text:span></text:p>
      <text:p text:style-name="P5"><text:span text:style-name="T6">• Spell-Like Abilities: 1/day—</text:span><text:span text:style-name="T7">speak with animals </text:span><text:span text:style-name="T6">(burrowing mammal only, duration 1 minute). A gnome with a Charisma score of at least 10 also has the following spell-like abilities: 1/day—</text:span><text:span text:style-name="T7">dancing lights, ghost sound, prestidigitation. </text:span><text:span text:style-name="T6">Caster level 1st; save DC 10 + gnome’s Cha modifier + spell level.</text:span></text:p>
      <text:p text:style-name="P5"><text:span text:style-name="T6">• Favored Class: Bard. A multiclass gnome’s bard class does not count when determining whether he takes an experience point penalty.</text:span></text:p>
      <text:p text:style-name="P7"/>
      <text:p text:style-name="P5"><text:span text:style-name="T8">HALF-ELVES</text:span></text:p>
      <text:p text:style-name="P5"><text:span text:style-name="T6">• Medium: As Medium creatures, half-elves have no special bonuses or penalties due to their size.</text:span></text:p>
      <text:p text:style-name="P5"><text:span text:style-name="T6">• Half-elf base land speed is 30 feet.</text:span></text:p>
      <text:p text:style-name="P5"><text:span text:style-name="T6">• Immunity to </text:span><text:span text:style-name="T7">sleep </text:span><text:span text:style-name="T6">spells and similar magical effects, and a +2 racial bonus on saving throws against enchantment spells or effects.</text:span></text:p>
      <text:p text:style-name="P5"><text:span text:style-name="T6">• Low-Light Vision: A half-elf can see twice as far as a human in starlight, moonlight, torchlight, and similar conditions of poor illumination. She retains the ability to distinguish color and detail under these conditions.</text:span></text:p>
      <text:p text:style-name="P5"><text:span text:style-name="T6">• +1 racial bonus on Listen, Search, and Spot checks.</text:span></text:p>
      <text:p text:style-name="P5"><text:span text:style-name="T6">• +2 racial bonus on Diplomacy and Gather Information checks.</text:span></text:p>
      <text:p text:style-name="P5"><text:span text:style-name="T6">• Elven Blood: For all effects related to race, a half-elf is considered an elf.</text:span></text:p>
      <text:p text:style-name="P5"><text:span text:style-name="T6">• Automatic Languages: Common and Elven. Bonus Languages: Any (other than secret languages, such as Druidic).</text:span></text:p>
      <text:p text:style-name="P5"><text:span text:style-name="T6">• Favored Class: Any. When determining whether a multiclass half-elf takes an experience point penalty, her highest-level class does not count.</text:span></text:p>
      <text:p text:style-name="P7"/>
      <text:p text:style-name="P5"><text:span text:style-name="T8">HALF-ORCS</text:span></text:p>
      <text:p text:style-name="P5"><text:soft-page-break/><text:span text:style-name="T6">• +2 Strength, –2 Intelligence, –2 Charisma.</text:span></text:p>
      <text:p text:style-name="P5"><text:span text:style-name="T6">A half-orc’s starting Intelligence score is always at least 3. If this adjustment would lower the character’s score to 1 or 2, his score is nevertheless 3.</text:span></text:p>
      <text:p text:style-name="P5"><text:span text:style-name="T6">• Medium: As Medium creatures, half-orcs have no special bonuses or penalties due to their size.</text:span></text:p>
      <text:p text:style-name="P5"><text:span text:style-name="T6">• Half-orc base land speed is 30 feet.</text:span></text:p>
      <text:p text:style-name="P5"><text:span text:style-name="T6">• Darkvision: Half-orcs (and orcs) can see in the dark up to 60 feet. Darkvision is black and white only, but it is otherwise like normal sight, and half-orcs can function just fine with no light at all.</text:span></text:p>
      <text:p text:style-name="P5"><text:span text:style-name="T6">• Orc Blood: For all effects related to race, a half-orc is considered an orc.</text:span></text:p>
      <text:p text:style-name="P5"><text:span text:style-name="T6">• Automatic Languages: Common and Orc. Bonus Languages: Draconic, Giant, Gnoll, Goblin, and Abyssal.</text:span></text:p>
      <text:p text:style-name="P5"><text:span text:style-name="T6">• Favored Class: Barbarian. A multiclass half-orc’s barbarian class does not count when determining whether he takes an experience point penalty.</text:span></text:p>
      <text:p text:style-name="P7"/>
      <text:h text:style-name="P3" text:outline-level="2"><text:span text:style-name="T3">HALFLINGS</text:span></text:h>
      <text:p text:style-name="P5"><text:span text:style-name="T6">• +2 Dexterity, –2 Strength.</text:span></text:p>
      <text:p text:style-name="P5"><text:span text:style-name="T6">• Small: As a Small creature, a halfling gains a +1 size bonus to Armor Class, a +1 size bonus on attack rolls, and a +4 size bonus on Hide checks, but she uses smaller weapons than humans use, and her lifting and carrying limits are three-quarters of those of a Medium character.</text:span></text:p>
      <text:p text:style-name="P5"><text:span text:style-name="T6">• Halfling base land speed is 20 feet.</text:span></text:p>
      <text:p text:style-name="P5"><text:span text:style-name="T6">• +2 racial bonus on Climb, Jump, and Move Silently checks.</text:span></text:p>
      <text:p text:style-name="P1"><text:span text:style-name="T1">• +1 racial bonus on all saving throws.</text:span></text:p>
      <text:p text:style-name="P5"><text:span text:style-name="T6">• +2 morale bonus on saving throws against fear: This bonus stacks with the halfling’s +1 bonus on saving throws in general.</text:span></text:p>
      <text:p text:style-name="P5"><text:span text:style-name="T6">• +1 racial bonus on attack rolls with thrown weapons and slings.</text:span></text:p>
      <text:p text:style-name="P5"><text:span text:style-name="T6">• +2 racial bonus on Listen checks.</text:span></text:p>
      <text:p text:style-name="P5"><text:span text:style-name="T6">• Automatic Languages: Common and Halfling. Bonus Languages: Dwarven, Elven, Gnome, Goblin, and Orc.</text:span></text:p>
      <text:p text:style-name="P5"><text:span text:style-name="T6">• Favored Class: Rogue. A multiclass halfling’s rogue class does not count when determining whether she takes an experience point penalty for multicla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OOSING A RACE</dc:title>
    <meta:initial-creator>AKSmith</meta:initial-creator>
    <meta:creation-date>2003-04-22T15:32:00</meta:creation-date>
    <dc:date>2003-07-02T13:26:00</dc:date>
    <meta:editing-cycles>9</meta:editing-cycles>
    <meta:editing-duration>PT12S</meta:editing-duration>
    <meta:document-statistic meta:table-count="0" meta:image-count="0" meta:object-count="0" meta:page-count="5" meta:paragraph-count="93" meta:word-count="1700" meta:character-count="10074" meta:non-whitespace-character-count="8461"/>
    <meta:generator>LibreOffice/5.4.6.2$Linux_X86_64 LibreOffice_project/40m0$Build-2</meta:generator>
    <meta:user-defined meta:name="Company">Wizards of the Coast</meta:user-defined>
    <meta:user-defined meta:name="Operator">AKSmith</meta:user-defined>
  </office:meta>
</office:document-meta>
</file>